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3000001B5A93621A10A0C0E32.png" manifest:media-type="image/png"/>
  <manifest:file-entry manifest:full-path="Pictures/10000001000002AF000001FC7F8A802AC67F9414.png" manifest:media-type="image/png"/>
  <manifest:file-entry manifest:full-path="Pictures/10000001000002AD0000012E86E59C07BAC6BA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1b11" officeooo:paragraph-rsid="00001b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0.0839in" svg:y="0.4783in" svg:width="6.9252in" svg:height="3.0528in" draw:z-index="0"><draw:image xlink:href="Pictures/10000001000002AD0000012E86E59C07BAC6BAB4.png" xlink:type="simple" xlink:show="embed" xlink:actuate="onLoad" draw:mime-type="image/png"/></draw:frame>1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3.</text:p>
      <text:p text:style-name="P1"/>
      <text:p text:style-name="P1"><draw:frame draw:style-name="fr2" draw:name="Image2" text:anchor-type="char" svg:width="6.9252in" svg:height="5.1201in" draw:z-index="1"><draw:image xlink:href="Pictures/10000001000002AF000001FC7F8A802AC67F941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8.</text:p>
      <text:p text:style-name="P1"><draw:frame draw:style-name="fr1" draw:name="Image3" text:anchor-type="char" svg:x="0in" svg:y="0.6634in" svg:width="6.9252in" svg:height="4.3791in" draw:z-index="2"><draw:image xlink:href="Pictures/10000001000002B3000001B5A93621A10A0C0E3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10:19:55.314441648</meta:creation-date>
    <dc:date>2022-09-07T10:22:24.030119541</dc:date>
    <meta:editing-duration>PT2M29S</meta:editing-duration>
    <meta:editing-cycles>1</meta:editing-cycles>
    <meta:document-statistic meta:table-count="0" meta:image-count="3" meta:object-count="0" meta:page-count="4" meta:paragraph-count="3" meta:word-count="3" meta:character-count="6" meta:non-whitespace-character-count="6"/>
    <meta:generator>LibreOffice/7.3.5.2$Linux_X86_64 LibreOffice_project/30$Build-2</meta:generator>
  </office:meta>
</office:document-meta>
</file>